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1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J. Solomon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 May 1855</text:p>
      <text:p text:style-name="P2">Month<text:tab/><text:tab/><text:tab/><text:tab/><text:tab/><text:tab/>May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 is also available in Box 19, FF 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Committee Rooms/</text:p>
      <text:p text:style-name="P4"><text:span text:style-name="T1">N. York, May 18</text:span><text:span text:style-name="T2">th</text:span><text:span text:style-name="T1"> 1855./</text:span></text:p>
      <text:p text:style-name="P2">Reverend Sir./</text:p>
      <text:p text:style-name="P2"><text:tab/>I am instructed by the Com=/mittee in aid of the funds of “The Jews'/ Hospital in New York” to acknowledge/ the receipt of your truly pious letter/ and enclosure in aid of the Institution,/ for which you will please accept their/ heart felt thanks./</text:p>
      <text:p text:style-name="P2"><text:tab/>And would take advantage of/ the present occasion to express the/ high consideration in which you are/ held by my associates and/</text:p>
      <text:p text:style-name="P2"><text:tab/>Your Obt. Sevt/</text:p>
      <text:p text:style-name="P2"><text:tab/><text:tab/>A. J. Solomons/</text:p>
      <text:p text:style-name="P2"><text:tab/><text:tab/><text:tab/>Secy./</text:p>
      <text:p text:style-name="P2">To the/</text:p>
      <text:p text:style-name="P2"><text:tab/>Rev. S. Morais/</text:p>
      <text:p text:style-name="P2"><text:tab/><text:tab/><text:tab/>Ph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2T10:06:21</meta:creation-date>
    <dc:date>2012-03-19T14:52:19.12</dc:date>
    <dc:language>en-US</dc:language>
    <meta:editing-cycles>3</meta:editing-cycles>
    <meta:editing-duration>PT00H05M38S</meta:editing-duration>
    <meta:document-statistic meta:table-count="0" meta:image-count="0" meta:object-count="0" meta:page-count="2" meta:paragraph-count="72" meta:word-count="275" meta:character-count="1838"/>
    <dc:creator>Penn Libraries</dc:creator>
    <meta:user-defined meta:name="Info 1"/>
    <meta:user-defined meta:name="Info 2"/>
    <meta:user-defined meta:name="Info 3"/>
    <meta:user-defined meta:name="Info 4"/>
  </office:meta>
</office:document-meta>
</file>